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22pt" fo:language="en" fo:country="US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text-properties fo:font-size="26pt" fo:language="en" fo:country="US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mon</text:p>
      <text:p text:style-name="P1">DateHandler.js</text:p>
      <text:p text:style-name="P1"><text:tab/>dateToStr</text:p>
      <text:p text:style-name="P1"><text:tab/>getFirstDay</text:p>
      <text:p text:style-name="P1"><text:tab/>getMonthLen</text:p>
      <text:p text:style-name="P1"><text:tab/>strToDate</text:p>
      <text:p text:style-name="P1"><text:tab/>dateObjFromSQL</text:p>
      <text:p text:style-name="P1"/>
      <text:p text:style-name="P1"><text:span text:style-name="T5">DOMHandler</text:span>.js</text:p>
      <text:p text:style-name="P1"><text:tab/>getBoolValue</text:p>
      <text:p text:style-name="P1"><text:tab/>createImgElement</text:p>
      <text:p text:style-name="P1"><text:tab/>createAnchorImgElement</text:p>
      <text:p text:style-name="P1"><text:tab/>createHrefElement</text:p>
      <text:p text:style-name="P1"><text:tab/>getAttr</text:p>
      <text:p text:style-name="P1"><text:tab/>getAttrBool</text:p>
      <text:p text:style-name="P1"><text:tab/>removeAllNodesOnClass</text:p>
      <text:p text:style-name="P1"><text:tab/>getElementsByAttr</text:p>
      <text:p text:style-name="P1"><text:tab/>swapClassesOfANode</text:p>
      <text:p text:style-name="P1"><text:tab/>swapClassesOfChildrenOfANode</text:p>
      <text:p text:style-name="P1"><text:tab/>addClass</text:p>
      <text:p text:style-name="P1"><text:tab/>removeClass</text:p>
      <text:p text:style-name="P1"/>
      <text:p text:style-name="P1"><text:span text:style-name="T5">EventHandler</text:span>.js</text:p>
      <text:p text:style-name="P1"><text:tab/>addEvent</text:p>
      <text:p text:style-name="P1"><text:tab/>removeEvent</text:p>
      <text:p text:style-name="P1"><text:tab/>fixMouseEvent<text:tab/></text:p>
      <text:p text:style-name="P1"/>
      <text:p text:style-name="P1"><text:span text:style-name="T5">functions</text:span>.js</text:p>
      <text:p text:style-name="P1"/>
      <text:p text:style-name="P8">controllers</text:p>
      <text:p text:style-name="P2"/>
      <text:p text:style-name="P2"/>
      <text:p text:style-name="P8">core</text:p>
      <text:p text:style-name="P7"/>
      <text:p text:style-name="P4"><text:span text:style-name="T4">Controller</text:span>.js<text:tab/><text:tab/><text:tab/>==&gt;&gt; ControllerDb.js (ControllerObject=&gt;ControllerCatalog, ControllerDocument)</text:p>
      <text:p text:style-name="P4">ControllerForm</text:p>
      <text:p text:style-name="P3"><text:tab/>m_servConnector;<text:tab/><text:tab/>m_listModelId</text:p>
      <text:p text:style-name="P3"><text:tab/>m_id;<text:tab/><text:tab/><text:tab/><text:tab/>m_objModelId</text:p>
      <text:p text:style-name="P3"><text:tab/>m_publicMethods;<text:tab/><text:tab/>addInsert</text:p>
      <text:p text:style-name="P3"><text:tab/>m_busy;<text:tab/><text:tab/><text:tab/>addUpdate</text:p>
      <text:p text:style-name="P3"><text:tab/>m_noRespTimeOut;</text:p>
      <text:p text:style-name="P3"><text:tab/>runPublicMethod</text:p>
      <text:p text:style-name="P3"><text:tab/></text:p>
      <text:p text:style-name="P3"/>
      <text:p text:style-name="P4"><text:span text:style-name="T4">DataSource</text:span> </text:p>
      <text:p text:style-name="P3"><text:tab/>m_maxWaitForQuery;</text:p>
      <text:p text:style-name="P3"><text:soft-page-break/><text:tab/>m_refreshTime;</text:p>
      <text:p text:style-name="P3"><text:tab/>m_bottomBufferRecCount;</text:p>
      <text:p text:style-name="P3"><text:tab/>m_topBufferRecCount;</text:p>
      <text:p text:style-name="P3"><text:tab/>m_model;</text:p>
      <text:p text:style-name="P3"><text:tab/>m_modelId;</text:p>
      <text:p text:style-name="P3"><text:tab/>m_visibleRecCount;</text:p>
      <text:p text:style-name="P3"/>
      <text:p text:style-name="P3"/>
      <text:p text:style-name="P5">Field<text:tab/><text:tab/><text:tab/><text:tab/>==&gt; <text:span text:style-name="T3">FieldDate</text:span></text:p>
      <text:p text:style-name="P3"><text:tab/>m_id;<text:tab/><text:tab/><text:tab/><text:tab/>validator = new ValidatorDate();</text:p>
      <text:p text:style-name="P3"><text:tab/>m_alias;<text:tab/><text:tab/><text:tab/>getValueForQuery()</text:p>
      <text:p text:style-name="P3"><text:tab/>m_value;<text:tab/><text:tab/><text:tab/>correctValue()</text:p>
      <text:p text:style-name="P3"><text:tab/>m_dataType;</text:p>
      <text:p text:style-name="P3"><text:tab/>m_primaryKey;<text:tab/>==&gt; <text:span text:style-name="T2">FieldDateTime</text:span></text:p>
      <text:p text:style-name="P3"><text:tab/>m_length;<text:tab/><text:tab/>==&gt; <text:span text:style-name="T2">FieldFloat</text:span></text:p>
      <text:p text:style-name="P3"><text:tab/>m_required;<text:tab/><text:tab/>==&gt; <text:span text:style-name="T2">FieldInt</text:span></text:p>
      <text:p text:style-name="P3"><text:tab/>m_defValue;<text:tab/><text:tab/>==&gt; <text:span text:style-name="T2">FieldSys</text:span></text:p>
      <text:p text:style-name="P3"><text:tab/>m_readOnly;</text:p>
      <text:p text:style-name="P3"><text:tab/>m_minLength;</text:p>
      <text:p text:style-name="P3"><text:tab/>m_validator;</text:p>
      <text:p text:style-name="P3"/>
      <text:p text:style-name="P3"><text:span text:style-name="T5">Validator</text:span><text:tab/>==&gt; <text:span text:style-name="T2">ValidatorDate</text:span></text:p>
      <text:p text:style-name="P3"><text:span text:style-name="T2"><text:tab/><text:tab/>==&gt; ValidatorDateTime</text:span></text:p>
      <text:p text:style-name="P3"><text:tab/><text:tab/>==&gt; <text:span text:style-name="T2">ValidatorFloat</text:span></text:p>
      <text:p text:style-name="P3"><text:span text:style-name="T2"><text:tab/><text:tab/>==&gt; ValidatorInt</text:span></text:p>
      <text:p text:style-name="P3"><text:span text:style-name="T2"><text:tab/><text:tab/>==&gt; ValidatorTime</text:span></text:p>
      <text:p text:style-name="P3"><text:span text:style-name="T2"/></text:p>
      <text:p text:style-name="P6"><text:span text:style-name="T2">PublicMethod</text:span></text:p>
      <text:p text:style-name="P6"><text:span text:style-name="T2"><text:tab/></text:span><text:span text:style-name="T1">m_params</text:span></text:p>
      <text:p text:style-name="P6"><text:span text:style-name="T1"/></text:p>
      <text:p text:style-name="P5">ServConnector</text:p>
      <text:p text:style-name="P3"><text:tab/>m_host;</text:p>
      <text:p text:style-name="P3"><text:tab/>m_script;</text:p>
      <text:p text:style-name="P3"><text:tab/>m_http;</text:p>
      <text:p text:style-name="P3"><text:tab/>sendPost</text:p>
      <text:p text:style-name="P3"><text:tab/>sendGet</text:p>
      <text:p text:style-name="P3"/>
      <text:p text:style-name="P5">ServResponse</text:p>
      <text:p text:style-name="P3"><text:tab/>m_xml;</text:p>
      <text:p text:style-name="P3"><text:tab/>m_respResult;</text:p>
      <text:p text:style-name="P3"><text:tab/>m_respDescr;</text:p>
      <text:p text:style-name="P3"><text:tab/>m_models;</text:p>
      <text:p text:style-name="P3"><text:tab/>parse()</text:p>
      <text:p text:style-name="P3"><text:tab/>getModelByIndex()</text:p>
      <text:p text:style-name="P3"><text:tab/>getModelById()</text:p>
      <text:p text:style-name="P3"/>
      <text:p text:style-name="P5">Model</text:p>
      <text:p text:style-name="P3"><text:tab/>m_node;//root node</text:p>
      <text:p text:style-name="P3"><text:tab/>m_rowPos;//currant row index</text:p>
      <text:p text:style-name="P3"><text:tab/>m_row;//currant row node</text:p>
      <text:p text:style-name="P3"><text:tab/>m_rows;</text:p>
      <text:p text:style-name="P3"><text:soft-page-break/><text:tab/>m_fields;</text:p>
      <text:p text:style-name="P3"><text:tab/>m_active=false;</text:p>
      <text:p text:style-name="P3"><text:tab/>m_rowCount=-1;</text:p>
      <text:p text:style-name="P3"><text:tab/>m_flagCleared=true;<text:tab/></text:p>
      <text:p text:style-name="P3"/>
      <text:p text:style-name="P3"><text:tab/>post()</text:p>
      <text:p text:style-name="P3"><text:tab/>insertRow</text:p>
      <text:p text:style-name="P3"><text:tab/>appendRow()</text:p>
      <text:p text:style-name="P3"><text:tab/>deleteRows()</text:p>
      <text:p text:style-name="P3"><text:tab/>setFirstRow()</text:p>
      <text:p text:style-name="P3"><text:tab/>setLastRow()</text:p>
      <text:p text:style-name="P3"><text:tab/>setRowBOF()</text:p>
      <text:p text:style-name="P3"><text:tab/>getPreviousRow()</text:p>
      <text:p text:style-name="P3"><text:tab/>getNextRow()</text:p>
      <text:p text:style-name="P3"><text:tab/>isFirstRow()</text:p>
      <text:p text:style-name="P3"><text:tab/>isLastRow()</text:p>
      <text:p text:style-name="P3"><text:tab/>getRowCount()</text:p>
      <text:p text:style-name="P3"><text:tab/>getTotCount()</text:p>
      <text:p text:style-name="P3"><text:tab/>getListFrom()</text:p>
      <text:p text:style-name="P3"><text:tab/>getListCount()</text:p>
      <text:p text:style-name="P3"><text:tab/>getFieldByIndex()</text:p>
      <text:p text:style-name="P3"><text:tab/>getFieldById()</text:p>
      <text:p text:style-name="P3"/>
      <text:p text:style-name="P3"/>
      <text:p text:style-name="P8">Controls</text:p>
      <text:p text:style-name="P3"/>
      <text:p text:style-name="P5">Control</text:p>
      <text:p text:style-name="P3"><text:tab/>m_id;</text:p>
      <text:p text:style-name="P3"><text:tab/>m_tagName;</text:p>
      <text:p text:style-name="P3"><text:tab/>m_classId;</text:p>
      <text:p text:style-name="P3"><text:tab/>m_node;</text:p>
      <text:p text:style-name="P3"><text:tab/>m_value;</text:p>
      <text:p text:style-name="P3"><text:tab/>m_DOMAttributes;</text:p>
      <text:p text:style-name="P3"><text:tab/>m_visible;</text:p>
      <text:p text:style-name="P3"><text:tab/>m_readOnly;</text:p>
      <text:p text:style-name="P3"><text:tab/>m_enabled;</text:p>
      <text:p text:style-name="P3"><text:tab/>toDOM()</text:p>
      <text:p text:style-name="P3"><text:tab/>setAttribute</text:p>
      <text:p text:style-name="P3"><text:tab/>setEnabled</text:p>
      <text:p text:style-name="P3"><text:tab/>setVisible</text:p>
      <text:p text:style-name="P3"><text:tab/>setReadOnly</text:p>
      <text:p text:style-name="P3"><text:tab/>setOnClick</text:p>
      <text:p text:style-name="P3"/>
      <text:p text:style-name="P3">Button.js</text:p>
      <text:p text:style-name="P3"><text:tab/>m_caption;</text:p>
      <text:p text:style-name="P3"><text:tab/>m_href;</text:p>
      <text:p text:style-name="P3"><text:tab/>m_image;</text:p>
      <text:p text:style-name="P3"><text:tab/>m_a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2M5S</meta:editing-duration>
    <meta:editing-cycles>5</meta:editing-cycles>
    <meta:generator>OpenOffice.org/3.3$Win32 OpenOffice.org_project/330m20$Build-9567</meta:generator>
    <dc:date>2013-02-13T17:25:35.32</dc:date>
    <meta:document-statistic meta:table-count="0" meta:image-count="0" meta:object-count="0" meta:page-count="3" meta:paragraph-count="125" meta:word-count="159" meta:character-count="1899"/>
    <meta:user-defined meta:name="Info 1"/>
    <meta:user-defined meta:name="Info 2"/>
    <meta:user-defined meta:name="Info 3"/>
    <meta:user-defined meta:name="Info 4"/>
  </office:meta>
</office:document-meta>
</file>